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881cm" fo:min-width="2.218cm" fo:padding-top="0.163cm" fo:padding-bottom="0.163cm" fo:padding-left="0.288cm" fo:padding-right="0.288cm"/>
      <style:paragraph-properties style:writing-mode="lr-tb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.016cm" svg:height="1.016cm" svg:x="12.557cm" svg:y="3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817cm" svg:height="1.84cm" svg:x="12.076cm" svg:y="1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2.476cm" svg:y="18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4.445cm" svg:height="1.651cm" svg:x="1.962cm" svg:y="11.287cm">
          <text:p text:style-name="P3">Zoom Came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5.588cm" svg:height="2.413cm" svg:x="1.383cm" svg:y="7.858cm">
          <text:p text:style-name="P5">Scop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" draw:id="id3" draw:layer="layout" svg:width="4.445cm" svg:height="1.651cm" svg:x="7.395cm" svg:y="8.112cm">
          <text:p text:style-name="P3">Re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5.588cm" svg:height="2.413cm" svg:x="6.842cm" svg:y="10.906cm">
          <text:p text:style-name="P5">Have Other</text:p>
          <text:p text:style-name="P5">Mag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4.445cm" svg:height="1.651cm" svg:x="13.346cm" svg:y="11.314cm">
          <text:p text:style-name="P3">Reduce</text:p>
          <text:p text:style-name="P3">Ma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4.445cm" svg:height="1.651cm" svg:x="10.704cm" svg:y="14.527cm">
          <text:p text:style-name="P3">Refill Am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5.588cm" svg:height="2.413cm" svg:x="15.859cm" svg:y="8.139cm">
          <text:p text:style-name="P5">Sw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9" draw:id="id9" draw:layer="layout" svg:width="5.588cm" svg:height="2.413cm" svg:x="19.296cm" svg:y="10.006cm">
          <text:p text:style-name="P5">Dro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8" draw:id="id8" draw:layer="layout" svg:width="4.445cm" svg:height="1.651cm" svg:x="15.865cm" svg:y="14.462cm">
          <text:p text:style-name="P3">Switch</text:p>
          <text:p text:style-name="P3">Weap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4.445cm" svg:height="1.651cm" svg:x="20.939cm" svg:y="14.462cm">
          <text:p text:style-name="P3">Remove</text:p>
          <text:p text:style-name="P3">Weap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1.016cm" svg:height="1.016cm" svg:x="12.558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2.558cm" svg:y1="5.984cm" svg:x2="4.177cm" svg:y2="7.858cm" draw:start-shape="id1" draw:start-glue-point="6" draw:end-shape="id2" draw:end-glue-point="4" svg:d="M12558 5984h-8381v1874" svg:viewBox="0 0 8382 1875">
          <text:p/>
        </draw:connector>
        <draw:connector draw:style-name="gr6" draw:text-style-name="P2" draw:layer="layout" svg:x1="12.706cm" svg:y1="6.344cm" svg:x2="9.617cm" svg:y2="8.112cm" draw:start-shape="id1" draw:start-glue-point="7" draw:end-shape="id3" draw:end-glue-point="0" svg:d="M12706 6344v958h-3089v810" svg:viewBox="0 0 3090 1769">
          <text:p/>
        </draw:connector>
        <draw:connector draw:style-name="gr6" draw:text-style-name="P2" draw:layer="layout" svg:x1="1.383cm" svg:y1="9.065cm" svg:x2="12.706cm" svg:y2="5.624cm" draw:start-shape="id2" draw:start-glue-point="5" draw:end-shape="id1" draw:end-glue-point="5" svg:d="M1383 9065h-538v-3441h11861" svg:viewBox="0 0 11862 3442">
          <text:p/>
        </draw:connector>
        <draw:connector draw:style-name="gr6" draw:text-style-name="P2" draw:layer="layout" draw:type="line" svg:x1="9.617cm" svg:y1="9.763cm" svg:x2="9.636cm" svg:y2="10.906cm" draw:start-shape="id3" draw:start-glue-point="2" draw:end-shape="id4" draw:end-glue-point="4" svg:d="M9617 9763l19 1143" svg:viewBox="0 0 20 1144">
          <text:p/>
        </draw:connector>
        <draw:connector draw:style-name="gr6" draw:text-style-name="P2" draw:layer="layout" svg:x1="12.926cm" svg:y1="14.527cm" svg:x2="15.568cm" svg:y2="12.965cm" draw:start-shape="id5" draw:start-glue-point="0" draw:end-shape="id6" draw:end-glue-point="2" svg:d="M12926 14527v-782h2642v-780" svg:viewBox="0 0 2643 1563">
          <text:p/>
        </draw:connector>
        <draw:connector draw:style-name="gr6" draw:text-style-name="P2" draw:layer="layout" draw:type="line" svg:x1="12.43cm" svg:y1="12.113cm" svg:x2="13.346cm" svg:y2="12.139cm" draw:start-shape="id4" draw:start-glue-point="7" draw:end-shape="id6" draw:end-glue-point="3" svg:d="M12430 12113l916 26" svg:viewBox="0 0 917 27">
          <text:p/>
        </draw:connector>
        <draw:connector draw:style-name="gr6" draw:text-style-name="P2" draw:layer="layout" svg:x1="9.636cm" svg:y1="13.319cm" svg:x2="10.704cm" svg:y2="15.352cm" draw:start-shape="id4" draw:start-glue-point="6" draw:end-shape="id5" draw:end-glue-point="3" svg:d="M9636 13319v2033h1068" svg:viewBox="0 0 1069 2034">
          <text:p/>
        </draw:connector>
        <draw:connector draw:style-name="gr6" draw:text-style-name="P2" draw:layer="layout" svg:x1="13.426cm" svg:y1="6.344cm" svg:x2="18.653cm" svg:y2="8.139cm" draw:start-shape="id1" draw:start-glue-point="9" draw:end-shape="id7" draw:end-glue-point="4" svg:d="M13426 6344v972h5227v823" svg:viewBox="0 0 5228 1796">
          <text:p/>
        </draw:connector>
        <draw:connector draw:style-name="gr6" draw:text-style-name="P2" draw:layer="layout" svg:x1="18.653cm" svg:y1="10.552cm" svg:x2="18.087cm" svg:y2="14.462cm" draw:start-shape="id7" draw:start-glue-point="6" draw:end-shape="id8" draw:end-glue-point="0" svg:d="M18653 10552v1955h-566v1955" svg:viewBox="0 0 567 3911">
          <text:p/>
        </draw:connector>
        <draw:connector draw:style-name="gr6" draw:text-style-name="P2" draw:layer="layout" svg:x1="13.574cm" svg:y1="5.984cm" svg:x2="22.09cm" svg:y2="10.006cm" draw:start-shape="id1" draw:start-glue-point="10" draw:end-shape="id9" draw:end-glue-point="4" svg:d="M13574 5984h8516v4022" svg:viewBox="0 0 8517 4023">
          <text:p/>
        </draw:connector>
        <draw:custom-shape draw:style-name="gr5" draw:text-style-name="P2" xml:id="id10" draw:id="id10" draw:layer="layout" svg:width="1.016cm" svg:height="1.016cm" svg:x="12.554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5.859cm" svg:y1="9.346cm" svg:x2="13.57cm" svg:y2="9.382cm" draw:start-shape="id7" draw:start-glue-point="5" draw:end-shape="id10" draw:end-glue-point="10" svg:d="M15859 9346l-2289 36" svg:viewBox="0 0 2290 37">
          <text:p/>
        </draw:connector>
        <draw:connector draw:style-name="gr6" draw:text-style-name="P2" draw:layer="layout" svg:x1="15.568cm" svg:y1="11.314cm" svg:x2="13.062cm" svg:y2="9.89cm" draw:start-shape="id6" draw:start-glue-point="0" draw:end-shape="id10" draw:end-glue-point="8" svg:d="M15568 11314v-711h-2506v-713" svg:viewBox="0 0 2507 1425">
          <text:p/>
        </draw:connector>
        <draw:connector draw:style-name="gr6" draw:text-style-name="P2" draw:layer="layout" svg:x1="13.062cm" svg:y1="8.874cm" svg:x2="13.066cm" svg:y2="6.492cm" draw:start-shape="id10" draw:start-glue-point="4" draw:end-shape="id1" draw:end-glue-point="8" svg:d="M13062 8874v-1190h4v-1192" svg:viewBox="0 0 5 2383">
          <text:p/>
        </draw:connector>
        <draw:connector draw:style-name="gr6" draw:text-style-name="P2" draw:layer="layout" svg:x1="24.884cm" svg:y1="11.213cm" svg:x2="13.426cm" svg:y2="5.624cm" draw:start-shape="id9" draw:start-glue-point="7" draw:end-shape="id1" draw:end-glue-point="11" svg:d="M24884 11213h539v-5589h-11997" svg:viewBox="0 0 11998 5590">
          <text:p/>
        </draw:connector>
        <draw:connector draw:style-name="gr6" draw:text-style-name="P2" draw:layer="layout" draw:type="line" svg:x1="13.065cm" svg:y1="4.302cm" svg:x2="13.066cm" svg:y2="5.476cm" draw:start-shape="id11" draw:start-glue-point="8" draw:end-shape="id1" draw:end-glue-point="4" svg:d="M13065 4302l1 1174" svg:viewBox="0 0 2 1175">
          <text:p/>
        </draw:connector>
        <draw:connector draw:style-name="gr6" draw:text-style-name="P2" draw:layer="layout" svg:x1="22.09cm" svg:y1="12.419cm" svg:x2="23.161cm" svg:y2="14.462cm" draw:start-shape="id9" draw:start-glue-point="6" draw:end-shape="id12" draw:end-glue-point="0" svg:d="M22090 12419v1021h1071v1022" svg:viewBox="0 0 1072 2044">
          <text:p/>
        </draw:connector>
        <draw:connector draw:style-name="gr6" draw:text-style-name="P2" draw:layer="layout" draw:type="line" svg:x1="4.177cm" svg:y1="10.271cm" svg:x2="4.184cm" svg:y2="11.287cm" draw:start-shape="id2" draw:start-glue-point="6" draw:end-shape="id13" draw:end-glue-point="0" svg:d="M4177 10271l7 1016" svg:viewBox="0 0 8 1017">
          <text:p/>
        </draw:connector>
        <draw:connector draw:style-name="gr6" draw:text-style-name="P2" draw:layer="layout" draw:type="line" svg:x1="12.926cm" svg:y1="16.178cm" svg:x2="12.985cm" svg:y2="17.617cm" draw:start-shape="id5" draw:start-glue-point="2" draw:end-shape="id14" draw:end-glue-point="4" svg:d="M12926 16178l59 1439" svg:viewBox="0 0 60 1440">
          <text:p/>
        </draw:connector>
        <draw:connector draw:style-name="gr6" draw:text-style-name="P2" draw:layer="layout" svg:x1="4.184cm" svg:y1="12.938cm" svg:x2="12.076cm" svg:y2="18.537cm" draw:start-shape="id13" draw:start-glue-point="2" draw:end-shape="id14" draw:end-glue-point="6" svg:d="M4184 12938v5599h7892" svg:viewBox="0 0 7893 5600">
          <text:p/>
        </draw:connector>
        <draw:connector draw:style-name="gr6" draw:text-style-name="P2" draw:layer="layout" svg:x1="18.087cm" svg:y1="16.113cm" svg:x2="13.627cm" svg:y2="17.886cm" draw:start-shape="id8" draw:start-glue-point="2" draw:end-shape="id14" draw:end-glue-point="11" svg:d="M18087 16113v1773h-4460" svg:viewBox="0 0 4461 1774">
          <text:p/>
        </draw:connector>
        <draw:connector draw:style-name="gr6" draw:text-style-name="P2" draw:layer="layout" svg:x1="23.161cm" svg:y1="16.113cm" svg:x2="13.893cm" svg:y2="18.537cm" draw:start-shape="id12" draw:start-glue-point="2" draw:end-shape="id14" draw:end-glue-point="10" svg:d="M23161 16113v2424h-9268" svg:viewBox="0 0 9269 242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40M11S</meta:editing-duration>
    <meta:editing-cycles>8</meta:editing-cycles>
    <meta:generator>LibreOffice/6.4.6.2$Windows_X86_64 LibreOffice_project/0ce51a4fd21bff07a5c061082cc82c5ed232f115</meta:generator>
    <dc:date>2022-03-05T22:46:45.025000000</dc:date>
    <meta:document-statistic meta:object-count="36"/>
  </office:meta>
</office:document-meta>
</file>